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Для 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float" office:value="3002" calcext:value-type="float">
            <text:p>3002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117" calcext:value-type="float">
            <text:p>0.11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65" calcext:value-type="float">
            <text:p>0.06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6:23:32.168798232</meta:creation-date>
    <dc:date>2018-10-21T06:26:15.469053366</dc:date>
    <meta:editing-duration>PT2M43S</meta:editing-duration>
    <meta:editing-cycles>1</meta:editing-cycles>
    <meta:document-statistic meta:table-count="1" meta:cell-count="24" meta:object-count="0"/>
    <meta:generator>LibreOffice/5.1.6.2$Linux_X86_64 LibreOffice_project/10m0$Build-2</meta:generator>
  </office:meta>
</office:document-meta>
</file>